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near time using clock_t" table:style-name="ta1">
        <table:table-column table:style-name="co1" table:number-columns-repeated="1024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Linear Time using clock_t</text:p>
          </table:table-cell>
          <table:covered-table-cell table:style-name="Default" office:value-type="string" calcext:value-type="string">
            <text:p>using clock_t</text:p>
          </table:covered-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put Size</text:p>
          </table:table-cell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*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84685" calcext:value-type="float">
            <text:p>0.084685</text:p>
          </table:table-cell>
          <table:table-cell office:value-type="float" office:value="0.086988" calcext:value-type="float">
            <text:p>0.086988</text:p>
          </table:table-cell>
          <table:table-cell office:value-type="float" office:value="0.088808" calcext:value-type="float">
            <text:p>0.088808</text:p>
          </table:table-cell>
          <table:table-cell table:formula="of:=AVERAGE([.C3:.E3])" office:value-type="float" office:value="0.086827" calcext:value-type="float">
            <text:p>0.0868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x</text:p>
          </table:table-cell>
          <table:table-cell table:formula="of:=[.B3]*2" office:value-type="float" office:value="200000" calcext:value-type="float">
            <text:p>200000</text:p>
          </table:table-cell>
          <table:table-cell office:value-type="float" office:value="0.180745" calcext:value-type="float">
            <text:p>0.180745</text:p>
          </table:table-cell>
          <table:table-cell office:value-type="float" office:value="0.179739" calcext:value-type="float">
            <text:p>0.179739</text:p>
          </table:table-cell>
          <table:table-cell office:value-type="float" office:value="0.182799" calcext:value-type="float">
            <text:p>0.182799</text:p>
          </table:table-cell>
          <table:table-cell table:formula="of:=AVERAGE([.C4:.E4])" office:value-type="float" office:value="0.181094333333333" calcext:value-type="float">
            <text:p>0.181094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x</text:p>
          </table:table-cell>
          <table:table-cell table:formula="of:=[.B4]*2" office:value-type="float" office:value="400000" calcext:value-type="float">
            <text:p>400000</text:p>
          </table:table-cell>
          <table:table-cell office:value-type="float" office:value="0.353397" calcext:value-type="float">
            <text:p>0.353397</text:p>
          </table:table-cell>
          <table:table-cell office:value-type="float" office:value="0.363805" calcext:value-type="float">
            <text:p>0.363805</text:p>
          </table:table-cell>
          <table:table-cell office:value-type="float" office:value="0.351766" calcext:value-type="float">
            <text:p>0.351766</text:p>
          </table:table-cell>
          <table:table-cell table:formula="of:=AVERAGE([.C5:.E5])" office:value-type="float" office:value="0.356322666666667" calcext:value-type="float">
            <text:p>0.356322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x</text:p>
          </table:table-cell>
          <table:table-cell table:formula="of:=[.B5]*2" office:value-type="float" office:value="800000" calcext:value-type="float">
            <text:p>800000</text:p>
          </table:table-cell>
          <table:table-cell office:value-type="float" office:value="0.714934" calcext:value-type="float">
            <text:p>0.714934</text:p>
          </table:table-cell>
          <table:table-cell office:value-type="float" office:value="0.692112" calcext:value-type="float">
            <text:p>0.692112</text:p>
          </table:table-cell>
          <table:table-cell office:value-type="float" office:value="0.697553" calcext:value-type="float">
            <text:p>0.697553</text:p>
          </table:table-cell>
          <table:table-cell table:formula="of:=AVERAGE([.C6:.E6])" office:value-type="float" office:value="0.701533" calcext:value-type="float">
            <text:p>0.701533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dratic time using clock_t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Quadratic Time using clock_t</text:p>
          </table:table-cell>
          <table:covered-table-cell table:style-name="Default" office:value-type="string" calcext:value-type="string">
            <text:p>using clock_t</text:p>
          </table:covered-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nput Size</text:p>
          </table:table-cell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*</text:p>
          </table:table-cell>
          <table:table-cell office:value-type="float" office:value="100" calcext:value-type="float">
            <text:p>100</text:p>
          </table:table-cell>
          <table:table-cell office:value-type="float" office:value="0.008866" calcext:value-type="float">
            <text:p>0.008866</text:p>
          </table:table-cell>
          <table:table-cell office:value-type="float" office:value="0.010345" calcext:value-type="float">
            <text:p>0.010345</text:p>
          </table:table-cell>
          <table:table-cell office:value-type="float" office:value="0.009984" calcext:value-type="float">
            <text:p>0.009984</text:p>
          </table:table-cell>
          <table:table-cell table:formula="of:=AVERAGE([.C3:.E3])" office:value-type="float" office:value="0.00973166666666667" calcext:value-type="float">
            <text:p>0.009731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x</text:p>
          </table:table-cell>
          <table:table-cell table:formula="of:=[.B3]*2" office:value-type="float" office:value="200" calcext:value-type="float">
            <text:p>200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0.035638" calcext:value-type="float">
            <text:p>0.035638</text:p>
          </table:table-cell>
          <table:table-cell office:value-type="float" office:value="0.035069" calcext:value-type="float">
            <text:p>0.035069</text:p>
          </table:table-cell>
          <table:table-cell table:formula="of:=AVERAGE([.C4:.E4])" office:value-type="float" office:value="0.0355043333333333" calcext:value-type="float">
            <text:p>0.0355043333333333</text:p>
          </table:table-cell>
          <table:table-cell table:formula="of:=[.F3]*4" office:value-type="float" office:value="0.0389266666666667" calcext:value-type="float">
            <text:p>0.0389266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x</text:p>
          </table:table-cell>
          <table:table-cell table:formula="of:=[.B4]*2" office:value-type="float" office:value="400" calcext:value-type="float">
            <text:p>400</text:p>
          </table:table-cell>
          <table:table-cell office:value-type="float" office:value="0.147912" calcext:value-type="float">
            <text:p>0.147912</text:p>
          </table:table-cell>
          <table:table-cell office:value-type="float" office:value="0.150655" calcext:value-type="float">
            <text:p>0.150655</text:p>
          </table:table-cell>
          <table:table-cell office:value-type="float" office:value="0.141168" calcext:value-type="float">
            <text:p>0.141168</text:p>
          </table:table-cell>
          <table:table-cell table:formula="of:=AVERAGE([.C5:.E5])" office:value-type="float" office:value="0.146578333333333" calcext:value-type="float">
            <text:p>0.146578333333333</text:p>
          </table:table-cell>
          <table:table-cell table:formula="of:=[.F4]*4" office:value-type="float" office:value="0.142017333333333" calcext:value-type="float">
            <text:p>0.142017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x</text:p>
          </table:table-cell>
          <table:table-cell table:formula="of:=[.B5]*2" office:value-type="float" office:value="800" calcext:value-type="float">
            <text:p>800</text:p>
          </table:table-cell>
          <table:table-cell office:value-type="float" office:value="0.574669" calcext:value-type="float">
            <text:p>0.574669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.576151" calcext:value-type="float">
            <text:p>0.576151</text:p>
          </table:table-cell>
          <table:table-cell table:formula="of:=AVERAGE([.C6:.E6])" office:value-type="float" office:value="0.5758" calcext:value-type="float">
            <text:p>0.5758</text:p>
          </table:table-cell>
          <table:table-cell table:formula="of:=[.F5]*4" office:value-type="float" office:value="0.586313333333333" calcext:value-type="float">
            <text:p>0.586313333333333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6:14:43.367262952</meta:creation-date>
    <meta:generator>LibreOffice/7.3.7.2$Linux_X86_64 LibreOffice_project/30$Build-2</meta:generator>
    <dc:date>2024-09-13T17:29:40.018900893</dc:date>
    <meta:editing-duration>PT1H4M23S</meta:editing-duration>
    <meta:editing-cycles>28</meta:editing-cycles>
    <meta:document-statistic meta:table-count="2" meta:cell-count="65" meta:object-count="0"/>
  </office:meta>
</office:document-meta>
</file>